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ResourceTests.fileIsRead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ResourceTests.getReadableByte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thResourceTests.getInputStreamFor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ResourceTests.platformPath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ResourceTests.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hResourceTests.directory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ResourceTests.createRelativeFrom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ResourceTests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hResourceTests.getInputStreamDoesNotEx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ResourceTests.file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ResourceTests.directoryIsNotWri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ResourceTests.fileDoesNotEx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ResourceTests.contentLengthFor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hResourceTests.getWritableChannel( @ TempDir Path temporaryF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thResourceTests.createRelativeFrom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ResourceTests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hResourceTests.getReadableByteChannelDoesNotEx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ResourceTests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ResourceTests.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ResourceTests.createFrom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hResourceTests.getPathFor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ResourceTests.null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ResourceTests.dir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ResourceTests.nullPath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ResourceTests.doesNotExistOutputStream( @ TempDir Path temporaryF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hResourceTests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ResourceTests.outputStream( @ TempDir Path temporaryF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hResourceTests.directoryIsNotRead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ResourceTests.getFileUn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hResourceTests.createFrom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ResourceTests.createFrom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hResourceTests.getReadableByteChannelForDi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hResourceTests.doesNotExistIsNotRead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ResourceTests.null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ResourceTests.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hResourceTests.fileIsWri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ResourceTests.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hResourceTests.getPathFor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